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265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4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Noto Sans"/>
    </style:style>
    <style:style style:name="ce2" style:family="table-cell" style:parent-style-name="Default">
      <style:text-properties style:font-name="Noto San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clude_initial_balan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ternal_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ab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ceivable</text:p>
          </table:table-cell>
          <table:table-cell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quidity</text:p>
          </table:table-cell>
          <table:table-cell office:value-type="string" calcext:value-type="string">
            <text:p>asset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set</text:p>
          </table:table-cell>
          <table:table-cell/>
        </table:table-row>
        <table:table-row table:style-name="ro1">
          <table:table-cell office:value-type="string" calcext:value-type="string">
            <text:p>Non-curre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set</text:p>
          </table:table-cell>
          <table:table-cell/>
        </table:table-row>
        <table:table-row table:style-name="ro1">
          <table:table-cell office:value-type="string" calcext:value-type="string">
            <text:p>Fixed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set</text:p>
          </table:table-cell>
          <table:table-cell/>
        </table:table-row>
        <table:table-row table:style-name="ro1">
          <table:table-cell office:value-type="string" calcext:value-type="string">
            <text:p>Expenses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ex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eciatio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ex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venue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expense</text:p>
          </table:table-cell>
        </table:table-row>
        <table:table-row table:style-name="ro1">
          <table:table-cell office:value-type="string" calcext:value-type="string">
            <text:p>Off-Balance</text:p>
          </table:table-cell>
          <table:table-cell office:value-type="string" calcext:value-type="string">
            <text:p>Sheet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off_balance</text:p>
          </table:table-cell>
          <table:table-cell/>
        </table:table-row>
        <table:table-row table:style-name="ro1">
          <table:table-cell office:value-type="string" calcext:value-type="string">
            <text:p>Payab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li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i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quidity</text:p>
          </table:table-cell>
          <table:table-cell office:value-type="string" calcext:value-type="string">
            <text:p>liability</text:p>
          </table:table-cell>
          <table:table-cell/>
        </table:table-row>
        <table:table-row table:style-name="ro1">
          <table:table-cell office:value-type="string" calcext:value-type="string">
            <text:p>Prepaymen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iability</text:p>
          </table:table-cell>
          <table:table-cell/>
        </table:table-row>
        <table:table-row table:style-name="ro1">
          <table:table-cell office:value-type="string" calcext:value-type="string">
            <text:p>Non-current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iability</text:p>
          </table:table-cell>
          <table:table-cell/>
        </table:table-row>
        <table:table-row table:style-name="ro1">
          <table:table-cell office:value-type="string" calcext:value-type="string">
            <text:p>Equit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qu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quity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income</text:p>
          </table:table-cell>
          <table:table-cell/>
        </table:table-row>
      </table:table>
      <table:table table:name="Foglio2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clude_initial_bal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ternal_group</text:p>
          </table:table-cell>
          <table:table-cell table:style-name="ce1" office:value-type="string" calcext:value-type="string">
            <text:p>account_type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eivab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ceivable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asset_receivable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k and Cash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quidity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asset_cash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rrent Asse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asset_current</text:p>
          </table:table-cell>
          <table:table-cell table:number-columns-repeated="163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-current Asse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asset_non_current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xed Asse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asset_fixed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enses</text:p>
          </table:table-cell>
          <table:table-cell/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expense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preciation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expense_depreciation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st of Revenue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expense_direct_cost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ff-Balance Sheet</text:p>
          </table:table-cell>
          <table:table-cell/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off_balance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liability_payable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iquidity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liability_credit_card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epayment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asset_prepayments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rrent Liabilit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liability_current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n-current Liabiliti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liability_non_current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equity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urrent Year Earning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equity_unaffected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income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ther Income</text:p>
          </table:table-cell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income_other</text:p>
          </table:table-cell>
          <table:table-cell table:number-columns-repeated="16378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23:14:46.559757029</meta:creation-date>
    <dc:date>2022-10-25T23:30:33.641038442</dc:date>
    <meta:editing-duration>PT12M29S</meta:editing-duration>
    <meta:editing-cycles>3</meta:editing-cycles>
    <meta:generator>LibreOffice/7.4.2.3$Linux_X86_64 LibreOffice_project/40$Build-3</meta:generator>
    <meta:document-statistic meta:table-count="2" meta:cell-count="192" meta:object-count="0"/>
  </office:meta>
</office:document-meta>
</file>